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fo:color="#2a00ff" style:font-name="Monospace" fo:font-size="10pt" style:font-name-asian="Monospace" style:font-size-asian="10pt" style:font-name-complex="Monospace" style:font-size-complex="10pt"/>
    </style:style>
    <style:style style:name="T6"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2a00ff" style:font-name="Monospace" fo:font-size="10pt" style:text-underline-style="none" style:font-name-asian="Monospace" style:font-size-asian="10pt" style:font-name-complex="Monospace" style:font-size-complex="10pt"/>
    </style:style>
    <style:style style:name="T8" style:family="text">
      <style:text-properties fo:color="#2a00ff" style:text-underline-style="none"/>
    </style:style>
    <style:style style:name="T9" style:family="text">
      <style:text-properties style:font-name="Monospace"/>
    </style:style>
    <style:style style:name="T10" style:family="text">
      <style:text-properties fo:font-size="10pt"/>
    </style:style>
    <style:style style:name="T11" style:family="text">
      <style:text-properties style:font-name-asian="Monospace"/>
    </style:style>
    <style:style style:name="T12" style:family="text">
      <style:text-properties style:font-size-asian="10pt"/>
    </style:style>
    <style:style style:name="T13" style:family="text">
      <style:text-properties style:font-name-complex="Monospace"/>
    </style:style>
    <style:style style:name="T14" style:family="text">
      <style:text-properties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u Administrador</text:p>
      <text:p text:style-name="Standard"/>
      <text:list xml:id="list1658541402" text:style-name="L1">
        <text:list-item>
          <text:p text:style-name="P1">Acceder al Sistema</text:p>
        </text:list-item>
        <text:list-item>
          <text:p text:style-name="P1">Mantenimiento de Distritos</text:p>
          <text:p text:style-name="P1">2.1. Altas de Distritos <text:s text:c="2"/></text:p>
          <text:p text:style-name="P1">2.2.Bajas de Distritos</text:p>
        </text:list-item>
      </text:list>
      <text:p text:style-name="Standard"><text:tab/>2.3.Moficiacion de distritos<text:tab/><text:tab/></text:p>
      <text:list xml:id="list897205843" text:continue-numbering="true" text:style-name="L1">
        <text:list-item>
          <text:p text:style-name="P1">Mantenimiento de Votantes</text:p>
          <text:p text:style-name="P1">3.1 Consulta de Votantes</text:p>
          <text:p text:style-name="P1">3.2 Altas de Votantes</text:p>
          <text:p text:style-name="P1">3.3 Bajas de Votantes</text:p>
          <text:p text:style-name="P1">3.4 Modificaciones de Votantes</text:p>
        </text:list-item>
        <text:list-item>
          <text:p text:style-name="P1">Mantenimiento de Elecciones</text:p>
          <text:p text:style-name="P1">4.1 Consultas de Elecciones</text:p>
          <text:p text:style-name="P1">4.1 Altas de Elecciones</text:p>
          <text:p text:style-name="P1">4.3 Bajas de Elecciones</text:p>
          <text:p text:style-name="P1">4.4. Modificaciones de Elecciones</text:p>
        </text:list-item>
        <text:list-item>
          <text:p text:style-name="P1">Mantenimiento de Cargos</text:p>
          <text:p text:style-name="P1">5.1 Consulta de Cargos</text:p>
          <text:p text:style-name="P1">5.2 Altas de Cargos</text:p>
          <text:p text:style-name="P1">5.3 Bajas de Cargos</text:p>
          <text:p text:style-name="P1">5.4 Modificaciones de Cargos</text:p>
        </text:list-item>
        <text:list-item>
          <text:p text:style-name="P1">Mantenimientos de Listas</text:p>
          <text:p text:style-name="P1">6.1 Consulta de Listas</text:p>
          <text:p text:style-name="P1">6.2 Altas de Listas</text:p>
          <text:p text:style-name="P1">6.3 Bajas de Listas</text:p>
          <text:p text:style-name="P1">6.4 Modificaciones de Listas</text:p>
        </text:list-item>
        <text:list-item>
          <text:p text:style-name="P1">Mantenimientos de Candidatos</text:p>
          <text:p text:style-name="P1">7.1 Consulta de Candidatos</text:p>
          <text:p text:style-name="P1">7.2 Altas de Candidatos</text:p>
          <text:p text:style-name="P1">7.3 Bajas de candidatos</text:p>
          <text:p text:style-name="P1">7.4 Modificaciones de Candidatos</text:p>
        </text:list-item>
        <text:list-item>
          <text:p text:style-name="P1">Informes sobre Resultados</text:p>
        </text:list-item>
      </text:list>
      <text:p text:style-name="Standard"/>
      <text:p text:style-name="Standard"/>
      <text:list xml:id="list1383681243" text:style-name="L3">
        <text:list-item>
          <text:p text:style-name="P2">Para acceder al Sistema en calidad eAdministrador del mismo, al inicio de la aplicion se debera ingresar su nombre de usuario y contraseña. Si ambos se ingresaron correctamente se tendra acceso al menu del Administrador, donde tendra las opciones de mantenimiento de Distritos, Votantes, Elecciones, Cargos, Listas y Candidatos, tambien la presentacion de resultados las Elecciones por distintos criterios.</text:p>
        </text:list-item>
      </text:list>
      <text:p text:style-name="Standard"/>
      <text:p text:style-name="Standard">Ejemplo de Menu Principal:</text:p>
      <text:p text:style-name="Standard"/>
      <text:p text:style-name="P3"><text:span text:style-name="T1"><text:tab/></text:span><text:span text:style-name="T3">D =&gt; </text:span><text:span text:style-name="T4">Mantenimiento</text:span><text:span text:style-name="T3"> </text:span><text:span text:style-name="T4">de</text:span><text:span text:style-name="T3"> </text:span><text:span text:style-name="T4">Distritos</text:span><text:span text:style-name="T3">.</text:span></text:p>
      <text:p text:style-name="P9"><text:span text:style-name="T1"><text:tab/></text:span><text:span text:style-name="T3">V =&gt; </text:span><text:span text:style-name="T4">Mantenimiento</text:span><text:span text:style-name="T3"> </text:span><text:span text:style-name="T4">de</text:span><text:span text:style-name="T3"> </text:span><text:span text:style-name="T4">Votantes</text:span><text:span text:style-name="T3">.</text:span></text:p>
      <text:p text:style-name="P9"><text:span text:style-name="T1"><text:tab/></text:span><text:span text:style-name="T3">E =&gt; </text:span><text:span text:style-name="T4">Mantenimiento</text:span><text:span text:style-name="T3"> </text:span><text:span text:style-name="T4">de</text:span><text:span text:style-name="T3"> </text:span><text:span text:style-name="T4">Elecciones</text:span><text:span text:style-name="T3">.</text:span></text:p>
      <text:p text:style-name="P9"><text:span text:style-name="T1"><text:tab/></text:span><text:span text:style-name="T3">C =&gt; </text:span><text:span text:style-name="T4">Mantenimiento</text:span><text:span text:style-name="T3"> </text:span><text:span text:style-name="T4">de</text:span><text:span text:style-name="T3"> Cargos.</text:span></text:p>
      <text:p text:style-name="P9"><text:span text:style-name="T1"><text:tab/></text:span><text:span text:style-name="T3">L =&gt; </text:span><text:span text:style-name="T4">Mantenimiento</text:span><text:span text:style-name="T3"> </text:span><text:span text:style-name="T4">de</text:span><text:span text:style-name="T3"> </text:span><text:span text:style-name="T4">Listas</text:span><text:span text:style-name="T3">.</text:span></text:p>
      <text:p text:style-name="P9"><text:span text:style-name="T1"><text:tab/></text:span><text:span text:style-name="T3">A =&gt; </text:span><text:span text:style-name="T4">Mantenimiento</text:span><text:span text:style-name="T3"> </text:span><text:span text:style-name="T4">de</text:span><text:span text:style-name="T3"> </text:span><text:span text:style-name="T4">Candidatos</text:span><text:span text:style-name="T3">.</text:span></text:p>
      <text:p text:style-name="P9"><text:span text:style-name="T1"><text:tab/></text:span><text:span text:style-name="T3">R =&gt; </text:span><text:span text:style-name="T4">Informes</text:span><text:span text:style-name="T3"> </text:span><text:span text:style-name="T4">de</text:span><text:span text:style-name="T3"> </text:span><text:span text:style-name="T4">Resultados</text:span><text:span text:style-name="T3">.</text:span></text:p>
      <text:p text:style-name="P10"><text:span text:style-name="T2"><text:tab/></text:span><text:span text:style-name="T5">S =&gt; </text:span><text:span text:style-name="T6">Salir</text:span><text:span text:style-name="T5">.</text:span><text:span text:style-name="T2"> </text:span></text:p>
      <text:p text:style-name="P10"><text:span text:style-name="T2"><text:tab/></text:span><text:span text:style-name="T6">Opcion</text:span><text:span text:style-name="T5">: </text:span></text:p>
      <text:p text:style-name="Standard"/>
      <text:list xml:id="list318604142" text:continue-numbering="true" text:style-name="L3">
        <text:list-item>
          <text:p text:style-name="P2">Mantenimiento de Distritos. Para acceder a este menu se lo debe seleccionar desde el menu <text:soft-page-break/>de Administrador.</text:p>
        </text:list-item>
      </text:list>
      <text:p text:style-name="Standard">Ejemplo de Menu de Mantenimiento de Distritos:</text:p>
      <text:p text:style-name="Standard"/>
      <text:p text:style-name="P3"><text:span text:style-name="T1"><text:tab/></text:span><text:span text:style-name="T3">A =&gt; </text:span><text:span text:style-name="T4">Crear</text:span><text:span text:style-name="T3"> </text:span><text:span text:style-name="T4">un</text:span><text:span text:style-name="T3"> </text:span><text:span text:style-name="T4">Distrito</text:span><text:span text:style-name="T3">.</text:span></text:p>
      <text:p text:style-name="P9"><text:span text:style-name="T1"><text:tab/></text:span><text:span text:style-name="T3">B =&gt; </text:span><text:span text:style-name="T4">Borrar</text:span><text:span text:style-name="T3"> </text:span><text:span text:style-name="T4">un</text:span><text:span text:style-name="T3"> </text:span><text:span text:style-name="T4">Distrito</text:span><text:span text:style-name="T3">.</text:span></text:p>
      <text:p text:style-name="P9"><text:span text:style-name="T1"><text:tab/></text:span><text:span text:style-name="T3">M =&gt; </text:span><text:span text:style-name="T4">Modificar</text:span><text:span text:style-name="T3"> </text:span><text:span text:style-name="T4">un</text:span><text:span text:style-name="T3"> </text:span><text:span text:style-name="T4">Distrito</text:span><text:span text:style-name="T3">.</text:span></text:p>
      <text:p text:style-name="P10"><text:span text:style-name="T2"><text:tab/></text:span><text:span text:style-name="T5">V =&gt; </text:span><text:span text:style-name="T6">Volver</text:span><text:span text:style-name="T5">.</text:span></text:p>
      <text:p text:style-name="P10"><text:span text:style-name="T2"><text:tab/></text:span><text:span text:style-name="T6">Opcion</text:span><text:span text:style-name="T5">:</text:span></text:p>
      <text:p text:style-name="P10"><text:span text:style-name="T5"/></text:p>
      <text:p text:style-name="P10"><text:span text:style-name="T5"/></text:p>
      <text:list xml:id="list1998829278" text:style-name="L4">
        <text:list-item>
          <text:list>
            <text:list-item>
              <text:p text:style-name="P4">Altas de distritos: se debera seleccionar la opcion de “Alta de Distrito” desde el Menu de Distritos. Luego se le pedira que ingrese el nombre del nuevo distrito. Una vez ingresado se le informara si el Distrito se creo correctamente, si ya existe el mismo o si hubo algun error en su creacion.</text:p>
              <text:p text:style-name="P4"/>
            </text:list-item>
            <text:list-item>
              <text:p text:style-name="P4">Bajas de Distritos: se debera seleccionar la opcion de “Baja de Distrito” desde el Menu de Distritos. Luego se le pedira que ingrese el nombre del distrito a eliminar. Si se encuentra el distrito y se logro eliminar se le informara de ello, de lo contrario se le indicara que el distrito no existe o que hubo un error al darle de baja.</text:p>
              <text:p text:style-name="P4"/>
            </text:list-item>
            <text:list-item>
              <text:p text:style-name="P4">Modificacion de Distritos: se debera seleccionar la opcion de “Modificacion de Distrito” desde el Menu de Distritos. Luego se le pedira que ingrese el nombre del distrito. Una vez ingresado, si se lo hizo correctamente se pedira el nombre nuevo del distrito, al cabo de este se informara que llevo a cabo correctamente la Modificacion. Si no se encuentra el Distrito ingresado se le informara que no existe.</text:p>
            </text:list-item>
          </text:list>
        </text:list-item>
      </text:list>
      <text:p text:style-name="Standard"/>
      <text:p text:style-name="Standard"/>
      <text:list xml:id="list1802511736" text:style-name="L5">
        <text:list-item>
          <text:p text:style-name="P5">Mantenimiento de Votantes. Para acceder a este menu se lo debe seleccionar desde el menu de Administrador.</text:p>
        </text:list-item>
      </text:list>
      <text:p text:style-name="Standard">Ejemplo de Menu de Votantes:</text:p>
      <text:p text:style-name="Standard"/>
      <text:p text:style-name="P3"><text:span text:style-name="T1"><text:tab/></text:span><text:span text:style-name="T3">C =&gt; </text:span><text:span text:style-name="T4">Consulta</text:span><text:span text:style-name="T3"> </text:span><text:span text:style-name="T4">de</text:span><text:span text:style-name="T3"> </text:span><text:span text:style-name="T4">algun</text:span><text:span text:style-name="T3"> </text:span><text:span text:style-name="T4">Votante</text:span><text:span text:style-name="T3">."</text:span></text:p>
      <text:p text:style-name="P9"><text:span text:style-name="T1"><text:s text:c="6"/></text:span><text:span text:style-name="T3">A =&gt; </text:span><text:span text:style-name="T4">Crear</text:span><text:span text:style-name="T3"> </text:span><text:span text:style-name="T4">un</text:span><text:span text:style-name="T3"> </text:span><text:span text:style-name="T4">Votante</text:span><text:span text:style-name="T3">.</text:span></text:p>
      <text:p text:style-name="P9"><text:span text:style-name="T1"><text:s text:c="6"/></text:span><text:span text:style-name="T3">B =&gt; </text:span><text:span text:style-name="T4">Borrar</text:span><text:span text:style-name="T3"> </text:span><text:span text:style-name="T4">un</text:span><text:span text:style-name="T3"> </text:span><text:span text:style-name="T4">Votante</text:span><text:span text:style-name="T3">.</text:span></text:p>
      <text:p text:style-name="P9"><text:span text:style-name="T1"><text:s text:c="6"/></text:span><text:span text:style-name="T3">M =&gt; </text:span><text:span text:style-name="T4">Modificar</text:span><text:span text:style-name="T3"> </text:span><text:span text:style-name="T4">un</text:span><text:span text:style-name="T3"> </text:span><text:span text:style-name="T4">Votante</text:span><text:span text:style-name="T3">.</text:span></text:p>
      <text:p text:style-name="P10"><text:span text:style-name="T2"><text:s text:c="6"/></text:span><text:span text:style-name="T5">V =&gt; </text:span><text:span text:style-name="T6">Volver</text:span><text:span text:style-name="T5">.</text:span></text:p>
      <text:p text:style-name="P10"><text:span text:style-name="T7"><text:tab/></text:span><text:span text:style-name="T6">Opcion:</text:span></text:p>
      <text:p text:style-name="Standard"/>
      <text:list xml:id="list706090851" text:style-name="L6">
        <text:list-item>
          <text:list>
            <text:list-item>
              <text:p text:style-name="P6">Consultas de Votantes: se debera seleccionar la opcion de “Consulta de Votante” desde el Menu de Votantes. Se le pedira que ingrese el DNI del Votante a consultar. Luego de ello si no lo encuentra, se le informara de que no existe tal votante. En caso contrario se presentara informacion del Votante ingresado, ya sea su nombre, direccion, distrito , etc.</text:p>
              <text:p text:style-name="P6"/>
            </text:list-item>
            <text:list-item>
              <text:p text:style-name="P6">Alta de Votantes: se debera seleccionar la opcion de “Crear un Votante” desde el Menu de Votantes. Se le pedira que se ingrese el DNI del nuevo votante, luego una clave para acceda al sistema, el nombre, direccion y distrito. Si el distrito ingresado no existe se informara de ello. Si el votante que quiere crear ya existe tambie sera informado.</text:p>
              <text:p text:style-name="P6"/>
            </text:list-item>
            <text:list-item>
              <text:p text:style-name="P6">Baja de Votantes: se debera seleccionar la opcion de “Borrar un Votante” desde el Menu de Votantes. <text:s/>Se le pedira que ingrese el DNI del votante a eliminar. Si encuentra el votante, lo eliminara y mostrara datos del votante eliminado. Si no encuentra el votante se informa que no existe el votane ingresado.</text:p>
              <text:p text:style-name="P6"/>
            </text:list-item>
            <text:list-item>
              <text:p text:style-name="P6">Modificaciones de Votantes: se debera seleccionar la opcion de “Modificar un Votante” <text:soft-page-break/>desde el Menu de Votantes. Se le pedira el DNI del votante a modificar. Luego, si se encontro el votante, se mostraran unas opciones para elegir que atributo desea modificar del mismo. Si al guardar los cambios que se produjeron hubo algun problema se informara de ello.</text:p>
            </text:list-item>
          </text:list>
        </text:list-item>
      </text:list>
      <text:p text:style-name="Standard"/>
      <text:p text:style-name="Standard"/>
      <text:p text:style-name="Standard"><text:tab/>4. Mantenimiento de Elecciones: se debera seleccionar la opcion de “Mantenimiento de <text:tab/>Elecciones” desde el Menu Principal.</text:p>
      <text:p text:style-name="Standard"/>
      <text:p text:style-name="Standard">Ejemplo de Menu de Elecciones:</text:p>
      <text:p text:style-name="Standard"/>
      <text:p text:style-name="P3"><text:span text:style-name="T1"><text:tab/></text:span><text:span text:style-name="T3">C =&gt; </text:span><text:span text:style-name="T4">Consultar</text:span><text:span text:style-name="T3"> </text:span><text:span text:style-name="T4">una</text:span><text:span text:style-name="T3"> </text:span><text:span text:style-name="T4">Eleccion</text:span><text:span text:style-name="T3">.</text:span></text:p>
      <text:p text:style-name="P9"><text:span text:style-name="T1"><text:tab/></text:span><text:span text:style-name="T3">A =&gt; </text:span><text:span text:style-name="T4">Crear</text:span><text:span text:style-name="T3"> </text:span><text:span text:style-name="T4">una</text:span><text:span text:style-name="T3"> </text:span><text:span text:style-name="T4">Eleccion</text:span><text:span text:style-name="T3">.</text:span></text:p>
      <text:p text:style-name="P9"><text:span text:style-name="T1"><text:tab/></text:span><text:span text:style-name="T3">B =&gt; </text:span><text:span text:style-name="T4">Borrar</text:span><text:span text:style-name="T3"> </text:span><text:span text:style-name="T4">una</text:span><text:span text:style-name="T3"> </text:span><text:span text:style-name="T4">Eleccion</text:span><text:span text:style-name="T3">.</text:span></text:p>
      <text:p text:style-name="P9"><text:span text:style-name="T1"><text:tab/></text:span><text:span text:style-name="T3">M =&gt; </text:span><text:span text:style-name="T4">Modificar</text:span><text:span text:style-name="T3"> </text:span><text:span text:style-name="T4">una</text:span><text:span text:style-name="T3"> </text:span><text:span text:style-name="T4">Eleccion</text:span><text:span text:style-name="T3">.</text:span></text:p>
      <text:p text:style-name="P9"><text:span text:style-name="T1"><text:tab/></text:span><text:span text:style-name="T3">V =&gt; </text:span><text:span text:style-name="T4">Volver</text:span><text:span text:style-name="T3">.</text:span></text:p>
      <text:p text:style-name="P10"><text:span text:style-name="T7"><text:tab/></text:span><text:span text:style-name="T6">Opcion</text:span><text:span text:style-name="T5">:</text:span></text:p>
      <text:p text:style-name="Standard"/>
      <text:list xml:id="list1265307651" text:style-name="L8">
        <text:list-item>
          <text:list>
            <text:list-item>
              <text:p text:style-name="P8">Consulta de Elecciones: se debera seleccionar la opcion de “Consultar una Eleccion” desde el Menu de Elecciones. Se le pedira que ingrese la fecha de la Eleccion a consultar y luego el cargo para dicha eleccion. Si se encuentra la Eleccion se detallara informacion de esta, en caso contrario se informara que no existe tal Eleccion.</text:p>
            </text:list-item>
          </text:list>
        </text:list-item>
      </text:list>
      <text:p text:style-name="Standard"/>
      <text:list xml:id="list88458165" text:continue-numbering="true" text:style-name="L8">
        <text:list-item>
          <text:list>
            <text:list-item>
              <text:p text:style-name="P8">Altas de Elecciones: <text:s/>se debera seleccionar la opcion de “Crear una Eleccion” desde el Menu de Elecciones. Se le pedira que ingrese la fecha para la Eleccion, luego el cargo para la misma, y por ultimo se le pedira que ingrese el primer Distrito para esa Eleccion. Si todo lo ingresado fue correcto se le infomara que la Eleccino se creo con éxito, en caso contrario se informara cual fue el error.</text:p>
            </text:list-item>
          </text:list>
        </text:list-item>
      </text:list>
      <text:p text:style-name="Standard"/>
      <text:list xml:id="list327919576" text:continue-numbering="true" text:style-name="L8">
        <text:list-item>
          <text:list>
            <text:list-item>
              <text:p text:style-name="P8">Bajas de Elecciones: <text:s/>se debera seleccionar la opcion de “Borrar una Eleccion” desde el Menu de Elecciones. Se le pedira que ingrese la fecha de la Eleccion, luego el cargo de la misma. Si se encuentra la Eleccion y se pudo dar de baja correctamente se informara de que se Elimino la Eleccion, en caso contrario se detallara el error que se produjo.</text:p>
              <text:p text:style-name="P8"/>
            </text:list-item>
            <text:list-item>
              <text:p text:style-name="P8">Modificaciones de Eleccion: se debera seleccionar la opcion de “Modificar una Eleccion” desde el Menu de Elecciones. Se le pedira que ingrese la fecha para la Eleccion, luego el cargo para la misma. Luego si se encontro la Eleccion, se mostrara informacion de la misma y se le pedira que se ingrese los cambios. Si luego se los cambios se pudo guardar correctamente se informara de ello, en caso contrario se detallara el error.</text:p>
            </text:list-item>
          </text:list>
        </text:list-item>
      </text:list>
      <text:p text:style-name="Standard"/>
      <text:p text:style-name="Standard">5. </text:p>
      <text:list xml:id="list532190139" text:continue-numbering="true" text:style-name="L8">
        <text:list-item>
          <text:list>
            <text:list-header>
              <text:p text:style-name="P8"/>
            </text:list-header>
          </text:list>
        </text:list-item>
      </text:list>
      <text:p text:style-name="Standard"/>
      <text:p text:style-name="Standard"/>
      <text:p text:style-name="Standard"/>
      <text:p text:style-name="Standard"/>
      <text:list xml:id="list287628067" text:style-name="L7">
        <text:list-item>
          <text:list>
            <text:list-header>
              <text:p text:style-name="P7"><text:s/></text:p>
            </text:list-header>
          </text:list>
        </text:list-item>
      </text:list>
      <text:p text:style-name="Standard"/>
      <text:p text:style-name="Standard"/>
      <text:list xml:id="list1458220388" text:continue-list="list318604142" text:style-name="L3">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2:54:25</meta:creation-date>
    <dc:date>2011-10-21T23:51:57</dc:date>
    <dc:creator>Migue </dc:creator>
    <meta:editing-duration>PT00H06M41S</meta:editing-duration>
    <meta:editing-cycles>3</meta:editing-cycles>
    <meta:generator>OpenOffice.org/3.2$Linux OpenOffice.org_project/320m12$Build-9483</meta:generator>
    <meta:document-statistic meta:table-count="0" meta:image-count="0" meta:object-count="0" meta:page-count="3" meta:paragraph-count="79" meta:word-count="1074" meta:character-count="6238"/>
  </office:meta>
</office:document-meta>
</file>